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4274" officeooo:paragraph-rsid="00194274"/>
    </style:style>
    <style:style style:name="P2" style:family="paragraph" style:parent-style-name="Table_20_Contents">
      <style:text-properties officeooo:rsid="001a7475" officeooo:paragraph-rsid="001a7475"/>
    </style:style>
    <style:style style:name="P3" style:family="paragraph" style:parent-style-name="Table_20_Contents" style:list-style-name="L1">
      <style:text-properties officeooo:rsid="001a7475" officeooo:paragraph-rsid="001a7475"/>
    </style:style>
    <style:style style:name="P4" style:family="paragraph" style:parent-style-name="Table_20_Contents">
      <style:text-properties officeooo:rsid="001a7475" officeooo:paragraph-rsid="001a796f"/>
    </style:style>
    <style:style style:name="P5" style:family="paragraph" style:parent-style-name="Table_20_Contents">
      <style:text-properties officeooo:rsid="001f04ec" officeooo:paragraph-rsid="001f04ec"/>
    </style:style>
    <style:style style:name="P6" style:family="paragraph" style:parent-style-name="Table_20_Contents" style:list-style-name="L2">
      <style:text-properties officeooo:rsid="001f04ec" officeooo:paragraph-rsid="001f04ec"/>
    </style:style>
    <style:style style:name="P7" style:family="paragraph" style:parent-style-name="Table_20_Contents" style:list-style-name="L3">
      <style:text-properties officeooo:rsid="002108d5" officeooo:paragraph-rsid="002108d5"/>
    </style:style>
    <style:style style:name="P8" style:family="paragraph" style:parent-style-name="Table_20_Contents" style:list-style-name="L4">
      <style:text-properties officeooo:rsid="00241c28" officeooo:paragraph-rsid="00241c28"/>
    </style:style>
    <style:style style:name="P9" style:family="paragraph" style:parent-style-name="Table_20_Contents">
      <style:text-properties officeooo:rsid="00241c28" officeooo:paragraph-rsid="00241c28"/>
    </style:style>
    <style:style style:name="P10" style:family="paragraph" style:parent-style-name="Table_20_Contents">
      <style:text-properties officeooo:rsid="00261e1b" officeooo:paragraph-rsid="00261e1b"/>
    </style:style>
    <style:style style:name="P11" style:family="paragraph" style:parent-style-name="Table_20_Contents" style:list-style-name="L5">
      <style:text-properties officeooo:rsid="00261e1b" officeooo:paragraph-rsid="00261e1b"/>
    </style:style>
    <style:style style:name="P12" style:family="paragraph" style:parent-style-name="Table_20_Contents">
      <style:text-properties officeooo:rsid="0027901c" officeooo:paragraph-rsid="0027901c"/>
    </style:style>
    <style:style style:name="P13" style:family="paragraph" style:parent-style-name="Table_20_Contents">
      <style:text-properties officeooo:rsid="0028e0aa" officeooo:paragraph-rsid="0028e0aa"/>
    </style:style>
    <style:style style:name="T1" style:family="text">
      <style:text-properties officeooo:rsid="001a796f"/>
    </style:style>
    <style:style style:name="T2" style:family="text">
      <style:text-properties officeooo:rsid="001f47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3861139375440">
          <table:table-cell table:style-name="Table1.A1" office:value-type="string">
            <text:p text:style-name="P1">How would I access the server after <text:s/>I finished installing:</text:p>
            <text:p text:style-name="P1"/>
            <text:p text:style-name="P5">adding to the domain:</text:p>
            <text:list xml:id="list3655813912" text:style-name="L2">
              <text:list-item>
                <text:p text:style-name="P6">files &gt; this PC &gt; properties &gt; change settings &gt; change &gt; </text:p>
              </text:list-item>
              <text:list-item>
                <text:p text:style-name="P6">now enter computer name and domain.</text:p>
              </text:list-item>
            </text:list>
            <text:p text:style-name="P5"/>
            <text:p text:style-name="P5"/>
            <text:p text:style-name="P5">Got issues with DNS:</text:p>
            <text:p text:style-name="P5">- <text:span text:style-name="T2">added DNS:</text:span></text:p>
            <text:p text:style-name="P5"/>
            <text:list xml:id="list1858377778" text:style-name="L3">
              <text:list-item>
                <text:p text:style-name="P7">in run , type ncpa.cpl</text:p>
              </text:list-item>
              <text:list-item>
                <text:p text:style-name="P7">select IPv4 </text:p>
              </text:list-item>
              <text:list-item>
                <text:p text:style-name="P7">enter properties</text:p>
              </text:list-item>
              <text:list-item>
                <text:p text:style-name="P7">enter ip and dns </text:p>
              </text:list-item>
            </text:list>
            <text:p text:style-name="P5"/>
            <text:p text:style-name="P5">issues with connecting to intranet:</text:p>
            <text:p text:style-name="P5">- trust issue when trying to download from bck.wlink.com.np</text:p>
            <text:p text:style-name="P5"/>
            <text:p text:style-name="P5">- server manager &gt; local server &gt; IE enhanced security &gt; off</text:p>
            <text:p text:style-name="P5"/>
            <text:p text:style-name="P5">issues with connecting to internet:</text:p>
            <text:p text:style-name="P5">- typical vm network issue, solved by administrator</text:p>
            <text:p text:style-name="P5"/>
            <text:p text:style-name="P1"/>
          </table:table-cell>
        </table:table-row>
        <table:table-row table:style-name="TableLine93861139469360">
          <table:table-cell table:style-name="Table1.A2" office:value-type="string">
            <text:p text:style-name="P2">Connection server installation <text:span text:style-name="T1">(10.12.7.115)</text:span></text:p>
            <text:list xml:id="list2900701189" text:style-name="L1">
              <text:list-item>
                <text:p text:style-name="P3">issue @ AD setup</text:p>
              </text:list-item>
              <text:list-item>
                <text:p text:style-name="P3"/>
              </text:list-item>
            </text:list>
          </table:table-cell>
        </table:table-row>
        <table:table-row table:style-name="TableLine93861139473264">
          <table:table-cell table:style-name="Table1.A2" office:value-type="string">
            <text:p text:style-name="P4">Composer installation<text:span text:style-name="T1">(10.12.7.115))</text:span></text:p>
            <text:p text:style-name="P4"/>
            <text:p text:style-name="P4">Before you start the installation, you need to ensure that you have .NET 3.5 SP1 installed</text:p>
            <text:p text:style-name="P4">on your server and also the SSL certificate, as we will need this during the installation</text:p>
            <text:p text:style-name="P4">process. You will also need to set up a SQL database.</text:p>
            <text:p text:style-name="P4"/>
            <text:list xml:id="list1206168563" text:style-name="L4">
              <text:list-item>
                <text:p text:style-name="P8">Create database</text:p>
              </text:list-item>
              <text:list-item>
                <text:p text:style-name="P8">create user account</text:p>
              </text:list-item>
            </text:list>
            <text:p text:style-name="P9"/>
            <text:p text:style-name="P10">version mismatched:</text:p>
            <text:list xml:id="list4005873398" text:style-name="L5">
              <text:list-item>
                <text:p text:style-name="P11">sql server 2019</text:p>
              </text:list-item>
              <text:list-item>
                <text:p text:style-name="P11">sql native 2012, cant find native of 2019</text:p>
              </text:list-item>
            </text:list>
            <text:p text:style-name="P10">So downgrade server to 2012</text:p>
            <text:p text:style-name="P10"/>
            <text:p text:style-name="P12">instance name: COMPOSERSQL</text:p>
            <text:p text:style-name="P13"/>
            <text:p text:style-name="P13">server only setup: 2012, other database and users waiting to be created:</text:p>
          </table:table-cell>
        </table:table-row>
        <table:table-row table:style-name="TableLine93861139473840"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6:57:37.547677136</meta:creation-date>
    <meta:generator>LibreOffice/6.4.7.2$Linux_X86_64 LibreOffice_project/40$Build-2</meta:generator>
    <dc:date>2021-09-24T16:58:12.975414009</dc:date>
    <meta:editing-duration>PT6H13M34S</meta:editing-duration>
    <meta:editing-cycles>12</meta:editing-cycles>
    <meta:document-statistic meta:table-count="1" meta:image-count="0" meta:object-count="0" meta:page-count="1" meta:paragraph-count="30" meta:word-count="194" meta:character-count="1085" meta:non-whitespace-character-count="928"/>
  </office:meta>
</office:document-meta>
</file>